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officeooo:rsid="001afef2" officeooo:paragraph-rsid="0016ace9" style:font-size-asian="17.5pt" style:font-size-complex="20pt"/>
    </style:style>
    <style:style style:name="P2" style:family="paragraph" style:parent-style-name="Standard">
      <style:paragraph-properties fo:text-align="center" style:justify-single-word="false"/>
      <style:text-properties fo:font-size="13pt" style:text-underline-style="none" fo:font-weight="bold" officeooo:rsid="00188ac1" officeooo:paragraph-rsid="001e82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style:text-underline-style="none" fo:font-weight="bold" officeooo:rsid="00188ac1" officeooo:paragraph-rsid="001e829f"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none" fo:font-weight="normal" officeooo:rsid="001f1e8c" officeooo:paragraph-rsid="0037e232" style:font-size-asian="11.3500003814697pt" style:font-weight-asian="normal" style:font-size-complex="13pt" style:font-weight-complex="normal"/>
    </style:style>
    <style:style style:name="P5" style:family="paragraph" style:parent-style-name="Standard">
      <style:text-properties fo:font-size="11pt" officeooo:rsid="0017f799" officeooo:paragraph-rsid="0017f799" style:font-size-asian="11pt" style:font-size-complex="11pt"/>
    </style:style>
    <style:style style:name="P6" style:family="paragraph" style:parent-style-name="Standard">
      <style:text-properties fo:font-size="11pt" officeooo:rsid="0017f799" officeooo:paragraph-rsid="0016ace9" style:font-size-asian="11pt" style:font-size-complex="11pt"/>
    </style:style>
    <style:style style:name="P7" style:family="paragraph" style:parent-style-name="Standard">
      <style:paragraph-properties fo:text-align="center" style:justify-single-word="false"/>
      <style:text-properties fo:font-size="18pt" style:text-underline-style="none" fo:font-weight="bold" officeooo:rsid="0035e84b" officeooo:paragraph-rsid="0035e84b"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6pt" officeooo:rsid="001f1e8c" officeooo:paragraph-rsid="0037e232" style:font-size-asian="16pt" style:font-size-complex="16pt"/>
    </style:style>
    <style:style style:name="P9" style:family="paragraph" style:parent-style-name="Header">
      <style:text-properties officeooo:rsid="0033176c" officeooo:paragraph-rsid="0033176c"/>
    </style:style>
    <style:style style:name="P10" style:family="paragraph" style:parent-style-name="Header">
      <style:text-properties officeooo:rsid="003416fc" officeooo:paragraph-rsid="003416fc"/>
    </style:style>
    <style:style style:name="T1" style:family="text">
      <style:text-properties officeooo:rsid="001e829f"/>
    </style:style>
    <style:style style:name="T2" style:family="text">
      <style:text-properties officeooo:rsid="0020ed13"/>
    </style:style>
    <style:style style:name="T3" style:family="text">
      <style:text-properties fo:font-size="20pt" style:text-underline-style="solid" style:text-underline-width="auto" style:text-underline-color="font-color" fo:font-weight="bold" officeooo:rsid="00188ac1" style:font-size-asian="20pt" style:font-weight-asian="bold" style:font-size-complex="20pt" style:font-weight-complex="bold"/>
    </style:style>
    <style:style style:name="T4" style:family="text">
      <style:text-properties style:text-underline-style="solid" style:text-underline-width="auto" style:text-underline-color="font-color" fo:font-weight="bold" officeooo:rsid="00188ac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me Results</text:p>
      <text:p text:style-name="P2">Tyrone Lagore &amp; James MacIsaa<text:span text:style-name="T1">c</text:span></text:p>
      <text:p text:style-name="P3"/>
      <text:p text:style-name="P4">The results of our tests show that as the size of the file increases, so does the effect that encrypting them has on the time it takes to transfer the file. In general, <text:span text:style-name="T2">no encryption always transfers the quickest, showing only slight increases on smaller data, but over a 255% increase in time on AES128 for a 1GB file, and a 270% increase in time using AES256. What this leads us to believe, is that the added security in using AES256 over AES128 far outweighs its increased cost in time. There was only approximately a 7-10% increase in time from switching from AES128 to AES256. However, obviously sending with no encryption yields the quickest results. Our results have lead us to conclude that if data does not have a need to be encrypted, it is a large time loss to perform the encryption. However, if you are going to encrypt your data, you should use AES256. (If AES128 and AES256 are your only choices)</text:span></text:p>
      <text:p text:style-name="P4"><text:span text:style-name="T3"/></text:p>
      <text:p text:style-name="P4"><text:span text:style-name="T3"/></text:p>
      <text:p text:style-name="P4"><text:span text:style-name="T3"/></text:p>
      <text:p text:style-name="P8"><text:span text:style-name="T4">FTP Secure Raw Data</text:span></text:p>
      <text:p text:style-name="P5">!! Client starting. Arguments: </text:p>
      <text:p text:style-name="P5">!! <text:tab/>host: 172.19.1.45</text:p>
      <text:p text:style-name="P5">!! <text:tab/>port: 8888</text:p>
      <text:p text:style-name="P5">!! <text:tab/>command: write</text:p>
      <text:p text:style-name="P5">!! <text:tab/>filename: 1KB.bin</text:p>
      <text:p text:style-name="P5">!! <text:tab/>cipher: none</text:p>
      <text:p text:style-name="P5">!! <text:tab/>key: None</text:p>
      <text:p text:style-name="P5">!! Sending file...</text:p>
      <text:p text:style-name="P5">!! File sent, checksum: 0e943635887f1d44fd7ddc51cff90847</text:p>
      <text:p text:style-name="P5">!! Finished writing 1KB.bin to server</text:p>
      <text:p text:style-name="P5"/>
      <text:p text:style-name="P5">real<text:tab/>0m0.190s</text:p>
      <text:p text:style-name="P5">user<text:tab/>0m0.036s</text:p>
      <text:p text:style-name="P5">sys<text:tab/>0m0.007s</text:p>
      <text:p text:style-name="P5">!! Client starting. Arguments: </text:p>
      <text:p text:style-name="P5">!! <text:tab/>host: 172.19.1.45</text:p>
      <text:p text:style-name="P5">!! <text:tab/>port: 8888</text:p>
      <text:p text:style-name="P5">!! <text:tab/>command: write</text:p>
      <text:p text:style-name="P5">!! <text:tab/>filename: 1KB.bin</text:p>
      <text:p text:style-name="P5">!! <text:tab/>cipher: aes128</text:p>
      <text:p text:style-name="P5">!! <text:tab/>key: notsosecret123</text:p>
      <text:p text:style-name="P5">!! Sending file...</text:p>
      <text:p text:style-name="P5">!! File sent, checksum: 0e943635887f1d44fd7ddc51cff90847</text:p>
      <text:p text:style-name="P5">!! Finished writing 1KB.bin to server</text:p>
      <text:p text:style-name="P5"/>
      <text:p text:style-name="P5">real<text:tab/>0m0.189s</text:p>
      <text:p text:style-name="P5">user<text:tab/>0m0.030s</text:p>
      <text:p text:style-name="P5"><text:soft-page-break/>sys<text:tab/>0m0.013s</text:p>
      <text:p text:style-name="P5">!! Client starting. Arguments: </text:p>
      <text:p text:style-name="P5">!! <text:tab/>host: 172.19.1.45</text:p>
      <text:p text:style-name="P5">!! <text:tab/>port: 8888</text:p>
      <text:p text:style-name="P5">!! <text:tab/>command: write</text:p>
      <text:p text:style-name="P5">!! <text:tab/>filename: 1KB.bin</text:p>
      <text:p text:style-name="P5">!! <text:tab/>cipher: aes256</text:p>
      <text:p text:style-name="P5">!! <text:tab/>key: notsosecret123</text:p>
      <text:p text:style-name="P5">!! Sending file...</text:p>
      <text:p text:style-name="P5">!! File sent, checksum: 0e943635887f1d44fd7ddc51cff90847</text:p>
      <text:p text:style-name="P5">!! Finished writing 1KB.bin to server</text:p>
      <text:p text:style-name="P5"/>
      <text:p text:style-name="P5">real<text:tab/>0m0.186s</text:p>
      <text:p text:style-name="P5">user<text:tab/>0m0.037s</text:p>
      <text:p text:style-name="P5">sys<text:tab/>0m0.005s</text:p>
      <text:p text:style-name="P5">!! Client starting. Arguments: </text:p>
      <text:p text:style-name="P5">!! <text:tab/>host: 172.19.1.45</text:p>
      <text:p text:style-name="P5">!! <text:tab/>port: 8888</text:p>
      <text:p text:style-name="P5">!! <text:tab/>command: read</text:p>
      <text:p text:style-name="P5">!! <text:tab/>filename: 1KB.bin</text:p>
      <text:p text:style-name="P5">!! <text:tab/>cipher: none</text:p>
      <text:p text:style-name="P5">!! <text:tab/>key: None</text:p>
      <text:p text:style-name="P5">!! Receiving file...</text:p>
      <text:p text:style-name="P5">!! File confirmed, checksum: 0e943635887f1d44fd7ddc51cff90847</text:p>
      <text:p text:style-name="P5"/>
      <text:p text:style-name="P5">real<text:tab/>0m0.101s</text:p>
      <text:p text:style-name="P5">user<text:tab/>0m0.039s</text:p>
      <text:p text:style-name="P5">sys<text:tab/>0m0.004s</text:p>
      <text:p text:style-name="P5">!! Client starting. Arguments: </text:p>
      <text:p text:style-name="P5">!! <text:tab/>host: 172.19.1.45</text:p>
      <text:p text:style-name="P5">!! <text:tab/>port: 8888</text:p>
      <text:p text:style-name="P5">!! <text:tab/>command: read</text:p>
      <text:p text:style-name="P5">!! <text:tab/>filename: 1KB.bin</text:p>
      <text:p text:style-name="P5">!! <text:tab/>cipher: aes128</text:p>
      <text:p text:style-name="P5">!! <text:tab/>key: notsosecret123</text:p>
      <text:p text:style-name="P5">!! Receiving file...</text:p>
      <text:p text:style-name="P5">!! File confirmed, checksum: 0e943635887f1d44fd7ddc51cff90847</text:p>
      <text:p text:style-name="P5"/>
      <text:p text:style-name="P5">real<text:tab/>0m0.143s</text:p>
      <text:p text:style-name="P5">user<text:tab/>0m0.037s</text:p>
      <text:p text:style-name="P5">sys<text:tab/>0m0.008s</text:p>
      <text:p text:style-name="P5">!! Client starting. Arguments: </text:p>
      <text:p text:style-name="P5">!! <text:tab/>host: 172.19.1.45</text:p>
      <text:p text:style-name="P5">!! <text:tab/>port: 8888</text:p>
      <text:p text:style-name="P5">!! <text:tab/>command: read</text:p>
      <text:p text:style-name="P5">!! <text:tab/>filename: 1KB.bin</text:p>
      <text:p text:style-name="P5">!! <text:tab/>cipher: aes256</text:p>
      <text:p text:style-name="P5">!! <text:tab/>key: notsosecret123</text:p>
      <text:p text:style-name="P5">!! Receiving file...</text:p>
      <text:p text:style-name="P5">!! File confirmed, checksum: 0e943635887f1d44fd7ddc51cff90847</text:p>
      <text:p text:style-name="P5"><text:soft-page-break/></text:p>
      <text:p text:style-name="P5">real<text:tab/>0m0.140s</text:p>
      <text:p text:style-name="P5">user<text:tab/>0m0.036s</text:p>
      <text:p text:style-name="P5">sys<text:tab/>0m0.007s</text:p>
      <text:p text:style-name="P5">!! Client starting. Arguments: </text:p>
      <text:p text:style-name="P5">!! <text:tab/>host: 172.19.1.45</text:p>
      <text:p text:style-name="P5">!! <text:tab/>port: 8888</text:p>
      <text:p text:style-name="P5">!! <text:tab/>command: write</text:p>
      <text:p text:style-name="P5">!! <text:tab/>filename: 1MB.bin</text:p>
      <text:p text:style-name="P5">!! <text:tab/>cipher: none</text:p>
      <text:p text:style-name="P5">!! <text:tab/>key: None</text:p>
      <text:p text:style-name="P5">!! Sending file...</text:p>
      <text:p text:style-name="P5">!! File sent, checksum: 4376d695d695db6abb653c1a8be86f61</text:p>
      <text:p text:style-name="P5">!! Finished writing 1MB.bin to server</text:p>
      <text:p text:style-name="P5"/>
      <text:p text:style-name="P5">real<text:tab/>0m0.166s</text:p>
      <text:p text:style-name="P5">user<text:tab/>0m0.045s</text:p>
      <text:p text:style-name="P5">sys<text:tab/>0m0.010s</text:p>
      <text:p text:style-name="P5">!! Client starting. Arguments: </text:p>
      <text:p text:style-name="P5">!! <text:tab/>host: 172.19.1.45</text:p>
      <text:p text:style-name="P5">!! <text:tab/>port: 8888</text:p>
      <text:p text:style-name="P5">!! <text:tab/>command: write</text:p>
      <text:p text:style-name="P5">!! <text:tab/>filename: 1MB.bin</text:p>
      <text:p text:style-name="P5">!! <text:tab/>cipher: aes128</text:p>
      <text:p text:style-name="P5">!! <text:tab/>key: notsosecret123</text:p>
      <text:p text:style-name="P5">!! Sending file...</text:p>
      <text:p text:style-name="P5">!! File sent, checksum: 4376d695d695db6abb653c1a8be86f61</text:p>
      <text:p text:style-name="P5">!! Finished writing 1MB.bin to server</text:p>
      <text:p text:style-name="P5"/>
      <text:p text:style-name="P5">real<text:tab/>0m0.244s</text:p>
      <text:p text:style-name="P5">user<text:tab/>0m0.066s</text:p>
      <text:p text:style-name="P5">sys<text:tab/>0m0.018s</text:p>
      <text:p text:style-name="P5">!! Client starting. Arguments: </text:p>
      <text:p text:style-name="P5">!! <text:tab/>host: 172.19.1.45</text:p>
      <text:p text:style-name="P5">!! <text:tab/>port: 8888</text:p>
      <text:p text:style-name="P5">!! <text:tab/>command: write</text:p>
      <text:p text:style-name="P5">!! <text:tab/>filename: 1MB.bin</text:p>
      <text:p text:style-name="P5">!! <text:tab/>cipher: aes256</text:p>
      <text:p text:style-name="P5">!! <text:tab/>key: notsosecret123</text:p>
      <text:p text:style-name="P5">!! Sending file...</text:p>
      <text:p text:style-name="P5">!! File sent, checksum: 4376d695d695db6abb653c1a8be86f61</text:p>
      <text:p text:style-name="P5">!! Finished writing 1MB.bin to server</text:p>
      <text:p text:style-name="P5"/>
      <text:p text:style-name="P5">real<text:tab/>0m0.281s</text:p>
      <text:p text:style-name="P5">user<text:tab/>0m0.075s</text:p>
      <text:p text:style-name="P5">sys<text:tab/>0m0.013s</text:p>
      <text:p text:style-name="P5">!! Client starting. Arguments: </text:p>
      <text:p text:style-name="P5">!! <text:tab/>host: 172.19.1.45</text:p>
      <text:p text:style-name="P5">!! <text:tab/>port: 8888</text:p>
      <text:p text:style-name="P5">!! <text:tab/>command: read</text:p>
      <text:p text:style-name="P5"><text:soft-page-break/>!! <text:tab/>filename: 1MB.bin</text:p>
      <text:p text:style-name="P5">!! <text:tab/>cipher: none</text:p>
      <text:p text:style-name="P5">!! <text:tab/>key: None</text:p>
      <text:p text:style-name="P5">!! Receiving file...</text:p>
      <text:p text:style-name="P5">!! File confirmed, checksum: 4376d695d695db6abb653c1a8be86f61</text:p>
      <text:p text:style-name="P5"/>
      <text:p text:style-name="P5">real<text:tab/>0m0.168s</text:p>
      <text:p text:style-name="P5">user<text:tab/>0m0.056s</text:p>
      <text:p text:style-name="P5">sys<text:tab/>0m0.008s</text:p>
      <text:p text:style-name="P5">!! Client starting. Arguments: </text:p>
      <text:p text:style-name="P5">!! <text:tab/>host: 172.19.1.45</text:p>
      <text:p text:style-name="P5">!! <text:tab/>port: 8888</text:p>
      <text:p text:style-name="P5">!! <text:tab/>command: read</text:p>
      <text:p text:style-name="P5">!! <text:tab/>filename: 1MB.bin</text:p>
      <text:p text:style-name="P5">!! <text:tab/>cipher: aes128</text:p>
      <text:p text:style-name="P5">!! <text:tab/>key: notsosecret123</text:p>
      <text:p text:style-name="P5">!! Receiving file...</text:p>
      <text:p text:style-name="P5">!! File confirmed, checksum: 4376d695d695db6abb653c1a8be86f61</text:p>
      <text:p text:style-name="P5"/>
      <text:p text:style-name="P5">real<text:tab/>0m0.217s</text:p>
      <text:p text:style-name="P5">user<text:tab/>0m0.073s</text:p>
      <text:p text:style-name="P5">sys<text:tab/>0m0.017s</text:p>
      <text:p text:style-name="P5">!! Client starting. Arguments: </text:p>
      <text:p text:style-name="P5">!! <text:tab/>host: 172.19.1.45</text:p>
      <text:p text:style-name="P5">!! <text:tab/>port: 8888</text:p>
      <text:p text:style-name="P5">!! <text:tab/>command: read</text:p>
      <text:p text:style-name="P5">!! <text:tab/>filename: 1MB.bin</text:p>
      <text:p text:style-name="P5">!! <text:tab/>cipher: aes256</text:p>
      <text:p text:style-name="P5">!! <text:tab/>key: notsosecret123</text:p>
      <text:p text:style-name="P5">!! Receiving file...</text:p>
      <text:p text:style-name="P5">!! File confirmed, checksum: 4376d695d695db6abb653c1a8be86f61</text:p>
      <text:p text:style-name="P5"/>
      <text:p text:style-name="P5">real<text:tab/>0m0.238s</text:p>
      <text:p text:style-name="P5">user<text:tab/>0m0.075s</text:p>
      <text:p text:style-name="P5">sys<text:tab/>0m0.015s</text:p>
      <text:p text:style-name="P5">!! Client starting. Arguments: </text:p>
      <text:p text:style-name="P5">!! <text:tab/>host: 172.19.1.45</text:p>
      <text:p text:style-name="P5">!! <text:tab/>port: 8888</text:p>
      <text:p text:style-name="P5">!! <text:tab/>command: write</text:p>
      <text:p text:style-name="P5">!! <text:tab/>filename: 1GB.bin</text:p>
      <text:p text:style-name="P5">!! <text:tab/>cipher: none</text:p>
      <text:p text:style-name="P5">!! <text:tab/>key: None</text:p>
      <text:p text:style-name="P5">!! Sending file...</text:p>
      <text:p text:style-name="P5">!! File sent, checksum: d3c86fbb73160fb73aa6061cfee11ef5</text:p>
      <text:p text:style-name="P5">!! Finished writing 1GB.bin to server</text:p>
      <text:p text:style-name="P5"/>
      <text:p text:style-name="P5">real<text:tab/>0m15.918s</text:p>
      <text:p text:style-name="P5">user<text:tab/>0m11.092s</text:p>
      <text:p text:style-name="P5">sys<text:tab/>0m2.271s</text:p>
      <text:p text:style-name="P5">!! Client starting. Arguments: </text:p>
      <text:p text:style-name="P5"><text:soft-page-break/>!! <text:tab/>host: 172.19.1.45</text:p>
      <text:p text:style-name="P5">!! <text:tab/>port: 8888</text:p>
      <text:p text:style-name="P5">!! <text:tab/>command: write</text:p>
      <text:p text:style-name="P5">!! <text:tab/>filename: 1GB.bin</text:p>
      <text:p text:style-name="P5">!! <text:tab/>cipher: aes128</text:p>
      <text:p text:style-name="P5">!! <text:tab/>key: notsosecret123</text:p>
      <text:p text:style-name="P5">!! Sending file...</text:p>
      <text:p text:style-name="P5">!! File sent, checksum: d3c86fbb73160fb73aa6061cfee11ef5</text:p>
      <text:p text:style-name="P5">!! Finished writing 1GB.bin to server</text:p>
      <text:p text:style-name="P5"/>
      <text:p text:style-name="P5">real<text:tab/>0m40.503s</text:p>
      <text:p text:style-name="P5">user<text:tab/>0m31.788s</text:p>
      <text:p text:style-name="P5">sys<text:tab/>0m3.155s</text:p>
      <text:p text:style-name="P5">!! Client starting. Arguments: </text:p>
      <text:p text:style-name="P5">!! <text:tab/>host: 172.19.1.45</text:p>
      <text:p text:style-name="P5">!! <text:tab/>port: 8888</text:p>
      <text:p text:style-name="P5">!! <text:tab/>command: write</text:p>
      <text:p text:style-name="P5">!! <text:tab/>filename: 1GB.bin</text:p>
      <text:p text:style-name="P5">!! <text:tab/>cipher: aes256</text:p>
      <text:p text:style-name="P5">!! <text:tab/>key: notsosecret123</text:p>
      <text:p text:style-name="P5">!! Sending file...</text:p>
      <text:p text:style-name="P5">!! File sent, checksum: d3c86fbb73160fb73aa6061cfee11ef5</text:p>
      <text:p text:style-name="P5">!! Finished writing 1GB.bin to server</text:p>
      <text:p text:style-name="P5"/>
      <text:p text:style-name="P5">real<text:tab/>0m43.063s</text:p>
      <text:p text:style-name="P5">user<text:tab/>0m35.403s</text:p>
      <text:p text:style-name="P5">sys<text:tab/>0m2.858s</text:p>
      <text:p text:style-name="P5">!! Client starting. Arguments: </text:p>
      <text:p text:style-name="P5">!! <text:tab/>host: 172.19.1.45</text:p>
      <text:p text:style-name="P5">!! <text:tab/>port: 8888</text:p>
      <text:p text:style-name="P5">!! <text:tab/>command: read</text:p>
      <text:p text:style-name="P5">!! <text:tab/>filename: 1GB.bin</text:p>
      <text:p text:style-name="P5">!! <text:tab/>cipher: none</text:p>
      <text:p text:style-name="P5">!! <text:tab/>key: None</text:p>
      <text:p text:style-name="P5">!! Receiving file...</text:p>
      <text:p text:style-name="P5">!! File confirmed, checksum: d3c86fbb73160fb73aa6061cfee11ef5</text:p>
      <text:p text:style-name="P5"/>
      <text:p text:style-name="P5">real<text:tab/>0m40.148s</text:p>
      <text:p text:style-name="P5">user<text:tab/>0m18.519s</text:p>
      <text:p text:style-name="P5">sys<text:tab/>0m3.450s</text:p>
      <text:p text:style-name="P5">!! Client starting. Arguments: </text:p>
      <text:p text:style-name="P5">!! <text:tab/>host: 172.19.1.45</text:p>
      <text:p text:style-name="P5">!! <text:tab/>port: 8888</text:p>
      <text:p text:style-name="P5">!! <text:tab/>command: read</text:p>
      <text:p text:style-name="P5">!! <text:tab/>filename: 1GB.bin</text:p>
      <text:p text:style-name="P5">!! <text:tab/>cipher: aes128</text:p>
      <text:p text:style-name="P5">!! <text:tab/>key: notsosecret123</text:p>
      <text:p text:style-name="P5">!! Receiving file...</text:p>
      <text:p text:style-name="P5">!! File confirmed, checksum: d3c86fbb73160fb73aa6061cfee11ef5</text:p>
      <text:p text:style-name="P5"/>
      <text:p text:style-name="P5"><text:soft-page-break/>real<text:tab/>1m9.836s</text:p>
      <text:p text:style-name="P5">user<text:tab/>0m44.786s</text:p>
      <text:p text:style-name="P5">sys<text:tab/>0m4.926s</text:p>
      <text:p text:style-name="P5">!! Client starting. Arguments: </text:p>
      <text:p text:style-name="P5">!! <text:tab/>host: 172.19.1.45</text:p>
      <text:p text:style-name="P5">!! <text:tab/>port: 8888</text:p>
      <text:p text:style-name="P5">!! <text:tab/>command: read</text:p>
      <text:p text:style-name="P5">!! <text:tab/>filename: 1GB.bin</text:p>
      <text:p text:style-name="P5">!! <text:tab/>cipher: aes256</text:p>
      <text:p text:style-name="P5">!! <text:tab/>key: notsosecret123</text:p>
      <text:p text:style-name="P5">!! Receiving file...</text:p>
      <text:p text:style-name="P5">!! File confirmed, checksum: d3c86fbb73160fb73aa6061cfee11ef5</text:p>
      <text:p text:style-name="P5"/>
      <text:p text:style-name="P5">real<text:tab/>1m15.398s</text:p>
      <text:p text:style-name="P5">user<text:tab/>0m48.220s</text:p>
      <text:p text:style-name="P6">sys<text:tab/>0m5.267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176c" officeooo:paragraph-rsid="0033176c"/>
    </style:style>
    <style:style style:name="MP2" style:family="paragraph" style:parent-style-name="Header">
      <style:text-properties officeooo:rsid="003416fc" officeooo:paragraph-rsid="003416f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PSC 526 Network Security</text:p>
        <text:p text:style-name="MP2">Tyrone Lagore &amp; James MacIsaa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20:37:31.497292682</meta:creation-date>
    <meta:editing-duration>PT26M4S</meta:editing-duration>
    <meta:editing-cycles>32</meta:editing-cycles>
    <meta:generator>LibreOffice/5.1.6.2.0$Linux_X86_64 LibreOffice_project/10$Build-2</meta:generator>
    <dc:date>2017-03-11T21:03:49.787498129</dc:date>
    <meta:document-statistic meta:table-count="0" meta:image-count="0" meta:object-count="0" meta:page-count="6" meta:paragraph-count="231" meta:word-count="886" meta:character-count="5997" meta:non-whitespace-character-count="5216"/>
  </office:meta>
</office:document-meta>
</file>